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bottom" draw:auto-grow-height="false" draw:auto-grow-width="false" fo:min-height="0.335cm" fo:min-width="0.095cm" fo:padding-top="0cm" fo:padding-bottom="-0.008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none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solid" style:text-line-through-type="doubl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solid" style:text-line-through-type="double" style:font-name="Bitstream Vera Sans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OpenSymbol" style:font-size-asian="4pt" style:font-style-asian="normal" style:font-weight-asian="normal" style:font-name-complex="OpenSymbol" style:font-size-complex="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Bitstream Vera Sans" fo:font-size="2pt" fo:font-style="normal" fo:text-shadow="none" style:text-underline-style="none" fo:font-weight="normal" style:letter-kerning="true" style:font-name-asian="OpenSymbol" style:font-size-asian="2pt" style:font-style-asian="normal" style:font-weight-asian="normal" style:font-name-complex="OpenSymbol" style:font-size-complex="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Lucida Sans Unicode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Bitstream Vera Sans" fo:font-size="2pt" fo:font-style="normal" fo:text-shadow="none" style:text-underline-style="none" fo:font-weight="normal" style:letter-kerning="true" style:font-name-asian="Lucida Sans Unicode" style:font-size-asian="2pt" style:font-style-asian="normal" style:font-weight-asian="normal" style:font-name-complex="Tahoma" style:font-size-complex="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8a224" style:text-outline="false" style:text-line-through-style="none" style:text-line-through-type="none" style:font-name="Bitstream Vera Sans" fo:font-size="4pt" fo:font-style="normal" fo:text-shadow="none" style:text-underline-style="none" fo:font-weight="bold" style:letter-kerning="true" style:font-name-asian="Lucida Sans Unicode" style:font-size-asian="4pt" style:font-style-asian="normal" style:font-weight-asian="bold" style:font-name-complex="Tahoma" style:font-size-complex="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solid" style:text-line-through-type="doubl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OpenSymbol" style:font-size-asian="9pt" style:font-style-asian="normal" style:font-weight-asian="bold" style:font-name-complex="OpenSymbol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OpenSymbol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rect draw:style-name="gr1" draw:text-style-name="P1" draw:layer="layout" svg:width="0.602cm" svg:height="0.6cm" svg:x="10.459cm" svg:y="13.487cm">
                <text:p/>
              </draw:rect>
              <draw:line draw:style-name="gr2" draw:text-style-name="P2" draw:layer="layout" svg:x1="10.46cm" svg:y1="13.637cm" svg:x2="11.06cm" svg:y2="13.637cm">
                <text:p/>
              </draw:line>
              <draw:line draw:style-name="gr2" draw:text-style-name="P2" draw:layer="layout" svg:x1="10.46cm" svg:y1="13.787cm" svg:x2="11.06cm" svg:y2="13.787cm">
                <text:p/>
              </draw:line>
              <draw:line draw:style-name="gr2" draw:text-style-name="P2" draw:layer="layout" svg:x1="10.46cm" svg:y1="13.937cm" svg:x2="11.06cm" svg:y2="13.937cm">
                <text:p/>
              </draw:line>
            </draw:g>
            <draw:frame draw:style-name="gr3" draw:text-style-name="P4" draw:layer="layout" svg:width="0.602cm" svg:height="0.6cm" svg:x="10.459cm" svg:y="13.489cm">
              <draw:text-box>
                <text:p text:style-name="P3"><text:span text:style-name="T1">7</text:span></text:p>
              </draw:text-box>
            </draw:frame>
          </draw:g>
          <draw:g>
            <draw:line draw:style-name="gr2" draw:text-style-name="P2" draw:layer="layout" svg:x1="12.268cm" svg:y1="16.039cm" svg:x2="12.868cm" svg:y2="16.039cm">
              <text:p/>
            </draw:line>
            <draw:g>
              <draw:line draw:style-name="gr4" draw:text-style-name="P2" draw:layer="layout" svg:x1="12.268cm" svg:y1="15.893cm" svg:x2="12.268cm" svg:y2="16.188cm">
                <text:p/>
              </draw:line>
              <draw:line draw:style-name="gr4" draw:text-style-name="P2" draw:layer="layout" svg:x1="12.868cm" svg:y1="15.893cm" svg:x2="12.868cm" svg:y2="16.188cm">
                <text:p/>
              </draw:line>
              <draw:rect draw:style-name="gr5" draw:text-style-name="P1" draw:layer="layout" svg:width="0.602cm" svg:height="0.302cm" svg:x="12.267cm" svg:y="15.888cm">
                <text:p/>
              </draw:rect>
            </draw:g>
          </draw:g>
          <draw:g>
            <draw:g>
              <draw:rect draw:style-name="gr1" draw:text-style-name="P1" draw:layer="layout" svg:width="0.6cm" svg:height="0.6cm" svg:x="12.264cm" svg:y="14.69cm">
                <text:p/>
              </draw:rect>
              <draw:line draw:style-name="gr2" draw:text-style-name="P2" draw:layer="layout" svg:x1="12.263cm" svg:y1="14.84cm" svg:x2="12.863cm" svg:y2="14.84cm">
                <text:p/>
              </draw:line>
              <draw:line draw:style-name="gr2" draw:text-style-name="P2" draw:layer="layout" svg:x1="12.263cm" svg:y1="14.99cm" svg:x2="12.863cm" svg:y2="14.99cm">
                <text:p/>
              </draw:line>
              <draw:line draw:style-name="gr2" draw:text-style-name="P2" draw:layer="layout" svg:x1="12.263cm" svg:y1="15.14cm" svg:x2="12.863cm" svg:y2="15.14cm">
                <text:p/>
              </draw:line>
            </draw:g>
          </draw:g>
          <draw:g>
            <draw:g>
              <draw:rect draw:style-name="gr1" draw:text-style-name="P1" draw:layer="layout" svg:width="0.6cm" svg:height="0.602cm" svg:x="12.264cm" svg:y="15.29cm">
                <text:p/>
              </draw:rect>
              <draw:line draw:style-name="gr2" draw:text-style-name="P2" draw:layer="layout" svg:x1="12.263cm" svg:y1="15.441cm" svg:x2="12.863cm" svg:y2="15.441cm">
                <text:p/>
              </draw:line>
              <draw:line draw:style-name="gr2" draw:text-style-name="P2" draw:layer="layout" svg:x1="12.263cm" svg:y1="15.591cm" svg:x2="12.863cm" svg:y2="15.591cm">
                <text:p/>
              </draw:line>
              <draw:line draw:style-name="gr2" draw:text-style-name="P2" draw:layer="layout" svg:x1="12.263cm" svg:y1="15.74cm" svg:x2="12.863cm" svg:y2="15.74cm">
                <text:p/>
              </draw:line>
            </draw:g>
          </draw:g>
          <draw:g>
            <draw:g>
              <draw:rect draw:style-name="gr1" draw:text-style-name="P1" draw:layer="layout" svg:width="0.6cm" svg:height="0.6cm" svg:x="12.264cm" svg:y="14.09cm">
                <text:p/>
              </draw:rect>
              <draw:line draw:style-name="gr2" draw:text-style-name="P2" draw:layer="layout" svg:x1="12.263cm" svg:y1="14.24cm" svg:x2="12.863cm" svg:y2="14.24cm">
                <text:p/>
              </draw:line>
              <draw:line draw:style-name="gr2" draw:text-style-name="P2" draw:layer="layout" svg:x1="12.263cm" svg:y1="14.39cm" svg:x2="12.863cm" svg:y2="14.39cm">
                <text:p/>
              </draw:line>
              <draw:line draw:style-name="gr2" draw:text-style-name="P2" draw:layer="layout" svg:x1="12.263cm" svg:y1="14.54cm" svg:x2="12.863cm" svg:y2="14.54cm">
                <text:p/>
              </draw:line>
            </draw:g>
          </draw:g>
          <draw:g>
            <draw:g>
              <draw:rect draw:style-name="gr1" draw:text-style-name="P1" draw:layer="layout" svg:width="0.6cm" svg:height="0.6cm" svg:x="12.264cm" svg:y="13.49cm">
                <text:p/>
              </draw:rect>
              <draw:line draw:style-name="gr2" draw:text-style-name="P2" draw:layer="layout" svg:x1="12.263cm" svg:y1="13.64cm" svg:x2="12.863cm" svg:y2="13.64cm">
                <text:p/>
              </draw:line>
              <draw:line draw:style-name="gr2" draw:text-style-name="P2" draw:layer="layout" svg:x1="12.263cm" svg:y1="13.79cm" svg:x2="12.863cm" svg:y2="13.79cm">
                <text:p/>
              </draw:line>
              <draw:line draw:style-name="gr2" draw:text-style-name="P2" draw:layer="layout" svg:x1="12.263cm" svg:y1="13.94cm" svg:x2="12.863cm" svg:y2="13.94cm">
                <text:p/>
              </draw:line>
            </draw:g>
          </draw:g>
          <draw:g>
            <draw:line draw:style-name="gr2" draw:text-style-name="P2" draw:layer="layout" svg:x1="9.265cm" svg:y1="16.034cm" svg:x2="9.865cm" svg:y2="16.034cm">
              <text:p/>
            </draw:line>
            <draw:g>
              <draw:line draw:style-name="gr4" draw:text-style-name="P2" draw:layer="layout" svg:x1="9.265cm" svg:y1="15.89cm" svg:x2="9.265cm" svg:y2="16.185cm">
                <text:p/>
              </draw:line>
              <draw:line draw:style-name="gr4" draw:text-style-name="P2" draw:layer="layout" svg:x1="9.865cm" svg:y1="15.89cm" svg:x2="9.865cm" svg:y2="16.185cm">
                <text:p/>
              </draw:line>
              <draw:rect draw:style-name="gr5" draw:text-style-name="P1" draw:layer="layout" svg:width="0.6cm" svg:height="0.302cm" svg:x="9.265cm" svg:y="15.886cm">
                <text:p/>
              </draw:rect>
            </draw:g>
          </draw:g>
          <draw:g>
            <draw:g>
              <draw:rect draw:style-name="gr1" draw:text-style-name="P1" draw:layer="layout" svg:width="0.6cm" svg:height="0.602cm" svg:x="9.26cm" svg:y="15.286cm">
                <text:p/>
              </draw:rect>
              <draw:line draw:style-name="gr2" draw:text-style-name="P2" draw:layer="layout" svg:x1="9.26cm" svg:y1="15.437cm" svg:x2="9.86cm" svg:y2="15.437cm">
                <text:p/>
              </draw:line>
              <draw:line draw:style-name="gr2" draw:text-style-name="P2" draw:layer="layout" svg:x1="9.26cm" svg:y1="15.587cm" svg:x2="9.86cm" svg:y2="15.587cm">
                <text:p/>
              </draw:line>
              <draw:line draw:style-name="gr2" draw:text-style-name="P2" draw:layer="layout" svg:x1="9.26cm" svg:y1="15.736cm" svg:x2="9.86cm" svg:y2="15.736cm">
                <text:p/>
              </draw:line>
            </draw:g>
          </draw:g>
          <draw:g>
            <draw:g>
              <draw:rect draw:style-name="gr1" draw:text-style-name="P1" draw:layer="layout" svg:width="0.6cm" svg:height="0.6cm" svg:x="9.26cm" svg:y="14.686cm">
                <text:p/>
              </draw:rect>
              <draw:line draw:style-name="gr2" draw:text-style-name="P2" draw:layer="layout" svg:x1="9.26cm" svg:y1="14.837cm" svg:x2="9.86cm" svg:y2="14.837cm">
                <text:p/>
              </draw:line>
              <draw:line draw:style-name="gr2" draw:text-style-name="P2" draw:layer="layout" svg:x1="9.26cm" svg:y1="14.987cm" svg:x2="9.86cm" svg:y2="14.987cm">
                <text:p/>
              </draw:line>
              <draw:line draw:style-name="gr2" draw:text-style-name="P2" draw:layer="layout" svg:x1="9.26cm" svg:y1="15.137cm" svg:x2="9.86cm" svg:y2="15.137cm">
                <text:p/>
              </draw:line>
            </draw:g>
            <draw:frame draw:style-name="gr3" draw:text-style-name="P5" draw:layer="layout" svg:width="0.6cm" svg:height="0.602cm" svg:x="9.26cm" svg:y="14.688cm">
              <draw:text-box>
                <text:p text:style-name="P3"><text:span text:style-name="T2">5</text:span></text:p>
              </draw:text-box>
            </draw:frame>
          </draw:g>
          <draw:g>
            <draw:g>
              <draw:rect draw:style-name="gr1" draw:text-style-name="P1" draw:layer="layout" svg:width="0.6cm" svg:height="0.6cm" svg:x="9.26cm" svg:y="14.087cm">
                <text:p/>
              </draw:rect>
              <draw:line draw:style-name="gr2" draw:text-style-name="P2" draw:layer="layout" svg:x1="9.26cm" svg:y1="14.236cm" svg:x2="9.86cm" svg:y2="14.236cm">
                <text:p/>
              </draw:line>
              <draw:line draw:style-name="gr2" draw:text-style-name="P2" draw:layer="layout" svg:x1="9.26cm" svg:y1="14.388cm" svg:x2="9.86cm" svg:y2="14.388cm">
                <text:p/>
              </draw:line>
              <draw:line draw:style-name="gr2" draw:text-style-name="P2" draw:layer="layout" svg:x1="9.26cm" svg:y1="14.538cm" svg:x2="9.86cm" svg:y2="14.538cm">
                <text:p/>
              </draw:line>
            </draw:g>
            <draw:frame draw:style-name="gr3" draw:text-style-name="P6" draw:layer="layout" svg:width="0.6cm" svg:height="0.6cm" svg:x="9.26cm" svg:y="14.088cm">
              <draw:text-box>
                <text:p text:style-name="P3"><text:span text:style-name="T3">8</text:span></text:p>
              </draw:text-box>
            </draw:frame>
          </draw:g>
          <draw:g>
            <draw:line draw:style-name="gr2" draw:text-style-name="P2" draw:layer="layout" svg:x1="9.865cm" svg:y1="16.034cm" svg:x2="10.465cm" svg:y2="16.034cm">
              <text:p/>
            </draw:line>
            <draw:g>
              <draw:line draw:style-name="gr4" draw:text-style-name="P2" draw:layer="layout" svg:x1="9.865cm" svg:y1="15.89cm" svg:x2="9.865cm" svg:y2="16.185cm">
                <text:p/>
              </draw:line>
              <draw:line draw:style-name="gr4" draw:text-style-name="P2" draw:layer="layout" svg:x1="10.465cm" svg:y1="15.89cm" svg:x2="10.465cm" svg:y2="16.185cm">
                <text:p/>
              </draw:line>
              <draw:rect draw:style-name="gr5" draw:text-style-name="P1" draw:layer="layout" svg:width="0.6cm" svg:height="0.302cm" svg:x="9.865cm" svg:y="15.886cm">
                <text:p/>
              </draw:rect>
            </draw:g>
          </draw:g>
          <draw:g>
            <draw:g>
              <draw:rect draw:style-name="gr1" draw:text-style-name="P1" draw:layer="layout" svg:width="0.602cm" svg:height="0.602cm" svg:x="9.861cm" svg:y="15.286cm">
                <text:p/>
              </draw:rect>
              <draw:line draw:style-name="gr2" draw:text-style-name="P2" draw:layer="layout" svg:x1="9.862cm" svg:y1="15.437cm" svg:x2="10.462cm" svg:y2="15.437cm">
                <text:p/>
              </draw:line>
              <draw:line draw:style-name="gr2" draw:text-style-name="P2" draw:layer="layout" svg:x1="9.862cm" svg:y1="15.587cm" svg:x2="10.462cm" svg:y2="15.587cm">
                <text:p/>
              </draw:line>
              <draw:line draw:style-name="gr2" draw:text-style-name="P2" draw:layer="layout" svg:x1="9.862cm" svg:y1="15.736cm" svg:x2="10.462cm" svg:y2="15.736cm">
                <text:p/>
              </draw:line>
            </draw:g>
            <draw:frame draw:style-name="gr3" draw:text-style-name="P7" draw:layer="layout" svg:width="0.602cm" svg:height="0.6cm" svg:x="9.861cm" svg:y="15.29cm">
              <draw:text-box>
                <text:p text:style-name="P3"><text:span text:style-name="T4"><text:s text:c="2"/></text:span><text:span text:style-name="T5"><text:s/></text:span></text:p>
              </draw:text-box>
            </draw:frame>
          </draw:g>
          <draw:g>
            <draw:g>
              <draw:rect draw:style-name="gr1" draw:text-style-name="P1" draw:layer="layout" svg:width="0.6cm" svg:height="0.6cm" svg:x="9.86cm" svg:y="14.686cm">
                <text:p/>
              </draw:rect>
              <draw:line draw:style-name="gr2" draw:text-style-name="P2" draw:layer="layout" svg:x1="9.86cm" svg:y1="14.837cm" svg:x2="10.46cm" svg:y2="14.837cm">
                <text:p/>
              </draw:line>
              <draw:line draw:style-name="gr2" draw:text-style-name="P2" draw:layer="layout" svg:x1="9.86cm" svg:y1="14.987cm" svg:x2="10.46cm" svg:y2="14.987cm">
                <text:p/>
              </draw:line>
              <draw:line draw:style-name="gr2" draw:text-style-name="P2" draw:layer="layout" svg:x1="9.86cm" svg:y1="15.137cm" svg:x2="10.46cm" svg:y2="15.137cm">
                <text:p/>
              </draw:line>
            </draw:g>
            <draw:frame draw:style-name="gr3" draw:text-style-name="P7" draw:layer="layout" svg:width="0.6cm" svg:height="0.602cm" svg:x="9.86cm" svg:y="14.688cm">
              <draw:text-box>
                <text:p text:style-name="P3"><text:span text:style-name="T6">h</text:span></text:p>
              </draw:text-box>
            </draw:frame>
          </draw:g>
          <draw:g>
            <draw:g>
              <draw:rect draw:style-name="gr1" draw:text-style-name="P1" draw:layer="layout" svg:width="0.6cm" svg:height="0.6cm" svg:x="9.858cm" svg:y="14.087cm">
                <text:p/>
              </draw:rect>
              <draw:line draw:style-name="gr2" draw:text-style-name="P2" draw:layer="layout" svg:x1="9.858cm" svg:y1="14.236cm" svg:x2="10.458cm" svg:y2="14.236cm">
                <text:p/>
              </draw:line>
              <draw:line draw:style-name="gr2" draw:text-style-name="P2" draw:layer="layout" svg:x1="9.858cm" svg:y1="14.388cm" svg:x2="10.458cm" svg:y2="14.388cm">
                <text:p/>
              </draw:line>
              <draw:line draw:style-name="gr2" draw:text-style-name="P2" draw:layer="layout" svg:x1="9.858cm" svg:y1="14.538cm" svg:x2="10.458cm" svg:y2="14.538cm">
                <text:p/>
              </draw:line>
            </draw:g>
            <draw:frame draw:style-name="gr3" draw:text-style-name="P7" draw:layer="layout" svg:width="0.6cm" svg:height="0.6cm" svg:x="9.858cm" svg:y="14.088cm">
              <draw:text-box>
                <text:p text:style-name="P3"><text:span text:style-name="T7">h</text:span></text:p>
              </draw:text-box>
            </draw:frame>
          </draw:g>
          <draw:g>
            <draw:line draw:style-name="gr2" draw:text-style-name="P2" draw:layer="layout" svg:x1="11.665cm" svg:y1="16.034cm" svg:x2="12.265cm" svg:y2="16.034cm">
              <text:p/>
            </draw:line>
            <draw:g>
              <draw:line draw:style-name="gr4" draw:text-style-name="P2" draw:layer="layout" svg:x1="11.665cm" svg:y1="15.89cm" svg:x2="11.665cm" svg:y2="16.185cm">
                <text:p/>
              </draw:line>
              <draw:line draw:style-name="gr4" draw:text-style-name="P2" draw:layer="layout" svg:x1="12.265cm" svg:y1="15.89cm" svg:x2="12.265cm" svg:y2="16.185cm">
                <text:p/>
              </draw:line>
              <draw:rect draw:style-name="gr5" draw:text-style-name="P1" draw:layer="layout" svg:width="0.6cm" svg:height="0.302cm" svg:x="11.666cm" svg:y="15.886cm">
                <text:p/>
              </draw:rect>
            </draw:g>
          </draw:g>
          <draw:g>
            <draw:line draw:style-name="gr2" draw:text-style-name="P2" draw:layer="layout" svg:x1="10.465cm" svg:y1="16.034cm" svg:x2="11.065cm" svg:y2="16.034cm">
              <text:p/>
            </draw:line>
            <draw:g>
              <draw:line draw:style-name="gr4" draw:text-style-name="P2" draw:layer="layout" svg:x1="10.465cm" svg:y1="15.89cm" svg:x2="10.465cm" svg:y2="16.185cm">
                <text:p/>
              </draw:line>
              <draw:line draw:style-name="gr4" draw:text-style-name="P2" draw:layer="layout" svg:x1="11.065cm" svg:y1="15.89cm" svg:x2="11.065cm" svg:y2="16.185cm">
                <text:p/>
              </draw:line>
              <draw:rect draw:style-name="gr5" draw:text-style-name="P1" draw:layer="layout" svg:width="0.602cm" svg:height="0.302cm" svg:x="10.465cm" svg:y="15.886cm">
                <text:p/>
              </draw:rect>
            </draw:g>
          </draw:g>
          <draw:g>
            <draw:line draw:style-name="gr2" draw:text-style-name="P2" draw:layer="layout" svg:x1="11.065cm" svg:y1="16.034cm" svg:x2="11.665cm" svg:y2="16.034cm">
              <text:p/>
            </draw:line>
            <draw:g>
              <draw:line draw:style-name="gr4" draw:text-style-name="P2" draw:layer="layout" svg:x1="11.065cm" svg:y1="15.89cm" svg:x2="11.065cm" svg:y2="16.185cm">
                <text:p/>
              </draw:line>
              <draw:line draw:style-name="gr4" draw:text-style-name="P2" draw:layer="layout" svg:x1="11.665cm" svg:y1="15.89cm" svg:x2="11.665cm" svg:y2="16.185cm">
                <text:p/>
              </draw:line>
              <draw:rect draw:style-name="gr5" draw:text-style-name="P1" draw:layer="layout" svg:width="0.6cm" svg:height="0.302cm" svg:x="11.066cm" svg:y="15.886cm">
                <text:p/>
              </draw:rect>
            </draw:g>
          </draw:g>
          <draw:g>
            <draw:line draw:style-name="gr2" draw:text-style-name="P2" draw:layer="layout" svg:x1="8.665cm" svg:y1="16.034cm" svg:x2="9.265cm" svg:y2="16.034cm">
              <text:p/>
            </draw:line>
            <draw:g>
              <draw:line draw:style-name="gr4" draw:text-style-name="P2" draw:layer="layout" svg:x1="8.665cm" svg:y1="15.89cm" svg:x2="8.665cm" svg:y2="16.185cm">
                <text:p/>
              </draw:line>
              <draw:line draw:style-name="gr4" draw:text-style-name="P2" draw:layer="layout" svg:x1="9.265cm" svg:y1="15.89cm" svg:x2="9.265cm" svg:y2="16.185cm">
                <text:p/>
              </draw:line>
              <draw:rect draw:style-name="gr5" draw:text-style-name="P1" draw:layer="layout" svg:width="0.6cm" svg:height="0.302cm" svg:x="8.666cm" svg:y="15.886cm">
                <text:p/>
              </draw:rect>
            </draw:g>
          </draw:g>
          <draw:g>
            <draw:g>
              <draw:rect draw:style-name="gr1" draw:text-style-name="P1" draw:layer="layout" svg:width="0.602cm" svg:height="0.602cm" svg:x="10.459cm" svg:y="15.286cm">
                <text:p/>
              </draw:rect>
              <draw:line draw:style-name="gr2" draw:text-style-name="P2" draw:layer="layout" svg:x1="10.46cm" svg:y1="15.437cm" svg:x2="11.06cm" svg:y2="15.437cm">
                <text:p/>
              </draw:line>
              <draw:line draw:style-name="gr2" draw:text-style-name="P2" draw:layer="layout" svg:x1="10.46cm" svg:y1="15.587cm" svg:x2="11.06cm" svg:y2="15.587cm">
                <text:p/>
              </draw:line>
              <draw:line draw:style-name="gr2" draw:text-style-name="P2" draw:layer="layout" svg:x1="10.46cm" svg:y1="15.736cm" svg:x2="11.06cm" svg:y2="15.736cm">
                <text:p/>
              </draw:line>
            </draw:g>
          </draw:g>
          <draw:g>
            <draw:g>
              <draw:rect draw:style-name="gr1" draw:text-style-name="P1" draw:layer="layout" svg:width="0.6cm" svg:height="0.602cm" svg:x="11.061cm" svg:y="15.286cm">
                <text:p/>
              </draw:rect>
              <draw:line draw:style-name="gr2" draw:text-style-name="P2" draw:layer="layout" svg:x1="11.06cm" svg:y1="15.437cm" svg:x2="11.66cm" svg:y2="15.437cm">
                <text:p/>
              </draw:line>
              <draw:line draw:style-name="gr2" draw:text-style-name="P2" draw:layer="layout" svg:x1="11.06cm" svg:y1="15.587cm" svg:x2="11.66cm" svg:y2="15.587cm">
                <text:p/>
              </draw:line>
              <draw:line draw:style-name="gr2" draw:text-style-name="P2" draw:layer="layout" svg:x1="11.06cm" svg:y1="15.736cm" svg:x2="11.66cm" svg:y2="15.736cm">
                <text:p/>
              </draw:line>
            </draw:g>
          </draw:g>
          <draw:g>
            <draw:g>
              <draw:rect draw:style-name="gr1" draw:text-style-name="P1" draw:layer="layout" svg:width="0.6cm" svg:height="0.602cm" svg:x="11.661cm" svg:y="15.286cm">
                <text:p/>
              </draw:rect>
              <draw:line draw:style-name="gr2" draw:text-style-name="P2" draw:layer="layout" svg:x1="11.66cm" svg:y1="15.437cm" svg:x2="12.26cm" svg:y2="15.437cm">
                <text:p/>
              </draw:line>
              <draw:line draw:style-name="gr2" draw:text-style-name="P2" draw:layer="layout" svg:x1="11.66cm" svg:y1="15.587cm" svg:x2="12.26cm" svg:y2="15.587cm">
                <text:p/>
              </draw:line>
              <draw:line draw:style-name="gr2" draw:text-style-name="P2" draw:layer="layout" svg:x1="11.66cm" svg:y1="15.736cm" svg:x2="12.26cm" svg:y2="15.736cm">
                <text:p/>
              </draw:line>
            </draw:g>
          </draw:g>
          <draw:g>
            <draw:g>
              <draw:rect draw:style-name="gr1" draw:text-style-name="P1" draw:layer="layout" svg:width="0.6cm" svg:height="0.6cm" svg:x="8.66cm" svg:y="14.686cm">
                <text:p/>
              </draw:rect>
              <draw:line draw:style-name="gr2" draw:text-style-name="P2" draw:layer="layout" svg:x1="8.66cm" svg:y1="14.837cm" svg:x2="9.26cm" svg:y2="14.837cm">
                <text:p/>
              </draw:line>
              <draw:line draw:style-name="gr2" draw:text-style-name="P2" draw:layer="layout" svg:x1="8.66cm" svg:y1="14.987cm" svg:x2="9.26cm" svg:y2="14.987cm">
                <text:p/>
              </draw:line>
              <draw:line draw:style-name="gr2" draw:text-style-name="P2" draw:layer="layout" svg:x1="8.66cm" svg:y1="15.137cm" svg:x2="9.26cm" svg:y2="15.137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459cm" svg:y="14.686cm">
                <text:p/>
              </draw:rect>
              <draw:line draw:style-name="gr2" draw:text-style-name="P2" draw:layer="layout" svg:x1="10.46cm" svg:y1="14.837cm" svg:x2="11.06cm" svg:y2="14.837cm">
                <text:p/>
              </draw:line>
              <draw:line draw:style-name="gr2" draw:text-style-name="P2" draw:layer="layout" svg:x1="10.46cm" svg:y1="14.987cm" svg:x2="11.06cm" svg:y2="14.987cm">
                <text:p/>
              </draw:line>
              <draw:line draw:style-name="gr2" draw:text-style-name="P2" draw:layer="layout" svg:x1="10.46cm" svg:y1="15.137cm" svg:x2="11.06cm" svg:y2="15.137cm">
                <text:p/>
              </draw:line>
            </draw:g>
            <draw:frame draw:style-name="gr3" draw:text-style-name="P7" draw:layer="layout" svg:width="0.602cm" svg:height="0.602cm" svg:x="10.459cm" svg:y="14.688cm">
              <draw:text-box>
                <text:p text:style-name="P3"><text:span text:style-name="T8"><text:s text:c="2"/></text:span><text:span text:style-name="T9"><text:s/></text:span></text:p>
              </draw:text-box>
            </draw:frame>
          </draw:g>
          <draw:g>
            <draw:g>
              <draw:rect draw:style-name="gr1" draw:text-style-name="P1" draw:layer="layout" svg:width="0.6cm" svg:height="0.6cm" svg:x="11.061cm" svg:y="14.686cm">
                <text:p/>
              </draw:rect>
              <draw:line draw:style-name="gr2" draw:text-style-name="P2" draw:layer="layout" svg:x1="11.06cm" svg:y1="14.837cm" svg:x2="11.66cm" svg:y2="14.837cm">
                <text:p/>
              </draw:line>
              <draw:line draw:style-name="gr2" draw:text-style-name="P2" draw:layer="layout" svg:x1="11.06cm" svg:y1="14.987cm" svg:x2="11.66cm" svg:y2="14.987cm">
                <text:p/>
              </draw:line>
              <draw:line draw:style-name="gr2" draw:text-style-name="P2" draw:layer="layout" svg:x1="11.06cm" svg:y1="15.137cm" svg:x2="11.66cm" svg:y2="15.137cm">
                <text:p/>
              </draw:line>
            </draw:g>
            <draw:g>
              <draw:g>
                <draw:rect draw:style-name="gr1" draw:text-style-name="P1" draw:layer="layout" svg:width="0.604cm" svg:height="0.6cm" svg:x="11.063cm" svg:y="14.69cm">
                  <text:p/>
                </draw:rect>
                <draw:line draw:style-name="gr2" draw:text-style-name="P2" draw:layer="layout" svg:x1="11.064cm" svg:y1="14.84cm" svg:x2="11.664cm" svg:y2="14.84cm">
                  <text:p/>
                </draw:line>
                <draw:line draw:style-name="gr2" draw:text-style-name="P2" draw:layer="layout" svg:x1="11.064cm" svg:y1="14.99cm" svg:x2="11.664cm" svg:y2="14.99cm">
                  <text:p/>
                </draw:line>
                <draw:line draw:style-name="gr2" draw:text-style-name="P2" draw:layer="layout" svg:x1="11.064cm" svg:y1="15.14cm" svg:x2="11.664cm" svg:y2="15.14cm">
                  <text:p/>
                </draw:line>
              </draw:g>
              <draw:frame draw:style-name="gr3" draw:text-style-name="P4" draw:layer="layout" svg:width="0.604cm" svg:height="0.6cm" svg:x="11.063cm" svg:y="14.692cm">
                <draw:text-box>
                  <text:p text:style-name="P3"><text:span text:style-name="T1">7</text:span></text:p>
                </draw:text-box>
              </draw:frame>
            </draw:g>
          </draw:g>
          <draw:g>
            <draw:g>
              <draw:rect draw:style-name="gr1" draw:text-style-name="P1" draw:layer="layout" svg:width="0.6cm" svg:height="0.6cm" svg:x="11.661cm" svg:y="14.686cm">
                <text:p/>
              </draw:rect>
              <draw:line draw:style-name="gr2" draw:text-style-name="P2" draw:layer="layout" svg:x1="11.66cm" svg:y1="14.837cm" svg:x2="12.26cm" svg:y2="14.837cm">
                <text:p/>
              </draw:line>
              <draw:line draw:style-name="gr2" draw:text-style-name="P2" draw:layer="layout" svg:x1="11.66cm" svg:y1="14.987cm" svg:x2="12.26cm" svg:y2="14.987cm">
                <text:p/>
              </draw:line>
              <draw:line draw:style-name="gr2" draw:text-style-name="P2" draw:layer="layout" svg:x1="11.66cm" svg:y1="15.137cm" svg:x2="12.26cm" svg:y2="15.137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459cm" svg:y="14.087cm">
                <text:p/>
              </draw:rect>
              <draw:line draw:style-name="gr2" draw:text-style-name="P2" draw:layer="layout" svg:x1="10.46cm" svg:y1="14.236cm" svg:x2="11.06cm" svg:y2="14.236cm">
                <text:p/>
              </draw:line>
              <draw:line draw:style-name="gr2" draw:text-style-name="P2" draw:layer="layout" svg:x1="10.46cm" svg:y1="14.388cm" svg:x2="11.06cm" svg:y2="14.388cm">
                <text:p/>
              </draw:line>
              <draw:line draw:style-name="gr2" draw:text-style-name="P2" draw:layer="layout" svg:x1="10.46cm" svg:y1="14.538cm" svg:x2="11.06cm" svg:y2="14.538cm">
                <text:p/>
              </draw:line>
            </draw:g>
          </draw:g>
          <draw:g>
            <draw:g>
              <draw:rect draw:style-name="gr1" draw:text-style-name="P1" draw:layer="layout" svg:width="0.6cm" svg:height="0.6cm" svg:x="11.061cm" svg:y="14.087cm">
                <text:p/>
              </draw:rect>
              <draw:line draw:style-name="gr2" draw:text-style-name="P2" draw:layer="layout" svg:x1="11.06cm" svg:y1="14.236cm" svg:x2="11.66cm" svg:y2="14.236cm">
                <text:p/>
              </draw:line>
              <draw:line draw:style-name="gr2" draw:text-style-name="P2" draw:layer="layout" svg:x1="11.06cm" svg:y1="14.388cm" svg:x2="11.66cm" svg:y2="14.388cm">
                <text:p/>
              </draw:line>
              <draw:line draw:style-name="gr2" draw:text-style-name="P2" draw:layer="layout" svg:x1="11.06cm" svg:y1="14.538cm" svg:x2="11.66cm" svg:y2="14.538cm">
                <text:p/>
              </draw:line>
            </draw:g>
            <draw:frame draw:style-name="gr3" draw:text-style-name="P8" draw:layer="layout" svg:width="0.6cm" svg:height="0.6cm" svg:x="11.061cm" svg:y="14.088cm">
              <draw:text-box>
                <text:p text:style-name="P3"><text:span text:style-name="T10">4</text:span></text:p>
              </draw:text-box>
            </draw:frame>
          </draw:g>
          <draw:g>
            <draw:g>
              <draw:rect draw:style-name="gr1" draw:text-style-name="P1" draw:layer="layout" svg:width="0.6cm" svg:height="0.6cm" svg:x="11.661cm" svg:y="14.087cm">
                <text:p/>
              </draw:rect>
              <draw:line draw:style-name="gr2" draw:text-style-name="P2" draw:layer="layout" svg:x1="11.66cm" svg:y1="14.236cm" svg:x2="12.26cm" svg:y2="14.236cm">
                <text:p/>
              </draw:line>
              <draw:line draw:style-name="gr2" draw:text-style-name="P2" draw:layer="layout" svg:x1="11.66cm" svg:y1="14.388cm" svg:x2="12.26cm" svg:y2="14.388cm">
                <text:p/>
              </draw:line>
              <draw:line draw:style-name="gr2" draw:text-style-name="P2" draw:layer="layout" svg:x1="11.66cm" svg:y1="14.538cm" svg:x2="12.26cm" svg:y2="14.538cm">
                <text:p/>
              </draw:line>
            </draw:g>
            <draw:frame draw:style-name="gr3" draw:text-style-name="P10" draw:layer="layout" svg:width="0.6cm" svg:height="0.6cm" svg:x="11.661cm" svg:y="14.088cm">
              <draw:text-box>
                <text:p text:style-name="P9"><text:span text:style-name="T10">mi</text:span></text:p>
              </draw:text-box>
            </draw:frame>
          </draw:g>
          <draw:g>
            <draw:g>
              <draw:rect draw:style-name="gr1" draw:text-style-name="P1" draw:layer="layout" svg:width="0.6cm" svg:height="0.6cm" svg:x="11.661cm" svg:y="13.487cm">
                <text:p/>
              </draw:rect>
              <draw:line draw:style-name="gr2" draw:text-style-name="P2" draw:layer="layout" svg:x1="11.66cm" svg:y1="13.637cm" svg:x2="12.26cm" svg:y2="13.637cm">
                <text:p/>
              </draw:line>
              <draw:line draw:style-name="gr2" draw:text-style-name="P2" draw:layer="layout" svg:x1="11.66cm" svg:y1="13.787cm" svg:x2="12.26cm" svg:y2="13.787cm">
                <text:p/>
              </draw:line>
              <draw:line draw:style-name="gr2" draw:text-style-name="P2" draw:layer="layout" svg:x1="11.66cm" svg:y1="13.937cm" svg:x2="12.26cm" svg:y2="13.937cm">
                <text:p/>
              </draw:line>
            </draw:g>
            <draw:frame draw:style-name="gr3" draw:text-style-name="P8" draw:layer="layout" svg:width="0.6cm" svg:height="0.6cm" svg:x="11.661cm" svg:y="13.489cm">
              <draw:text-box>
                <text:p text:style-name="P9"><text:span text:style-name="T10">mi</text:span></text:p>
              </draw:text-box>
            </draw:frame>
            <draw:frame draw:style-name="gr3" draw:text-style-name="P10" draw:layer="layout" svg:width="0.6cm" svg:height="0.6cm" svg:x="12.264cm" svg:y="13.489cm">
              <draw:text-box>
                <text:p text:style-name="P11"><text:span text:style-name="T10">n</text:span></text:p>
              </draw:text-box>
            </draw:frame>
            <draw:frame draw:style-name="gr3" draw:text-style-name="P12" draw:layer="layout" svg:width="0.6cm" svg:height="0.6cm" svg:x="12.264cm" svg:y="14.088cm">
              <draw:text-box>
                <text:p text:style-name="P11"><text:span text:style-name="T10">n</text:span></text:p>
              </draw:text-box>
            </draw:frame>
            <draw:frame draw:style-name="gr3" draw:text-style-name="P10" draw:layer="layout" svg:width="0.602cm" svg:height="0.6cm" svg:x="11.662cm" svg:y="14.69cm">
              <draw:text-box>
                <text:p text:style-name="P9"><text:span text:style-name="T10">mi</text:span></text:p>
              </draw:text-box>
            </draw:frame>
            <draw:frame draw:style-name="gr3" draw:text-style-name="P12" draw:layer="layout" svg:width="0.6cm" svg:height="0.6cm" svg:x="12.264cm" svg:y="14.69cm">
              <draw:text-box>
                <text:p text:style-name="P11"><text:span text:style-name="T10">n</text:span></text:p>
              </draw:text-box>
            </draw:frame>
          </draw:g>
          <draw:g>
            <draw:g>
              <draw:rect draw:style-name="gr1" draw:text-style-name="P1" draw:layer="layout" svg:width="0.6cm" svg:height="0.6cm" svg:x="11.061cm" svg:y="13.487cm">
                <text:p/>
              </draw:rect>
              <draw:line draw:style-name="gr2" draw:text-style-name="P2" draw:layer="layout" svg:x1="11.06cm" svg:y1="13.637cm" svg:x2="11.66cm" svg:y2="13.637cm">
                <text:p/>
              </draw:line>
              <draw:line draw:style-name="gr2" draw:text-style-name="P2" draw:layer="layout" svg:x1="11.06cm" svg:y1="13.787cm" svg:x2="11.66cm" svg:y2="13.787cm">
                <text:p/>
              </draw:line>
              <draw:line draw:style-name="gr2" draw:text-style-name="P2" draw:layer="layout" svg:x1="11.06cm" svg:y1="13.937cm" svg:x2="11.66cm" svg:y2="13.937cm">
                <text:p/>
              </draw:line>
            </draw:g>
            <draw:frame draw:style-name="gr3" draw:text-style-name="P4" draw:layer="layout" svg:width="0.6cm" svg:height="0.6cm" svg:x="11.061cm" svg:y="13.489cm">
              <draw:text-box>
                <text:p text:style-name="P11"><text:span text:style-name="T11"><text:s text:c="2"/></text:span><text:span text:style-name="T11">1</text:span><text:span text:style-name="T1">4</text:span></text:p>
              </draw:text-box>
            </draw:frame>
          </draw:g>
          <draw:g>
            <draw:g>
              <draw:rect draw:style-name="gr1" draw:text-style-name="P1" draw:layer="layout" svg:width="0.6cm" svg:height="0.6cm" svg:x="9.86cm" svg:y="13.487cm">
                <text:p/>
              </draw:rect>
              <draw:line draw:style-name="gr2" draw:text-style-name="P2" draw:layer="layout" svg:x1="9.86cm" svg:y1="13.637cm" svg:x2="10.46cm" svg:y2="13.637cm">
                <text:p/>
              </draw:line>
              <draw:line draw:style-name="gr2" draw:text-style-name="P2" draw:layer="layout" svg:x1="9.86cm" svg:y1="13.787cm" svg:x2="10.46cm" svg:y2="13.787cm">
                <text:p/>
              </draw:line>
              <draw:line draw:style-name="gr2" draw:text-style-name="P2" draw:layer="layout" svg:x1="9.86cm" svg:y1="13.937cm" svg:x2="10.46cm" svg:y2="13.937cm">
                <text:p/>
              </draw:line>
            </draw:g>
            <draw:frame draw:style-name="gr3" draw:text-style-name="P8" draw:layer="layout" svg:width="0.6cm" svg:height="0.6cm" svg:x="9.86cm" svg:y="13.489cm">
              <draw:text-box>
                <text:p text:style-name="P3"><text:span text:style-name="T10">h</text:span></text:p>
              </draw:text-box>
            </draw:frame>
          </draw:g>
          <draw:g>
            <draw:g>
              <draw:rect draw:style-name="gr1" draw:text-style-name="P1" draw:layer="layout" svg:width="0.6cm" svg:height="0.6cm" svg:x="9.26cm" svg:y="13.487cm">
                <text:p/>
              </draw:rect>
              <draw:line draw:style-name="gr2" draw:text-style-name="P2" draw:layer="layout" svg:x1="9.26cm" svg:y1="13.637cm" svg:x2="9.86cm" svg:y2="13.637cm">
                <text:p/>
              </draw:line>
              <draw:line draw:style-name="gr2" draw:text-style-name="P2" draw:layer="layout" svg:x1="9.26cm" svg:y1="13.787cm" svg:x2="9.86cm" svg:y2="13.787cm">
                <text:p/>
              </draw:line>
              <draw:line draw:style-name="gr2" draw:text-style-name="P2" draw:layer="layout" svg:x1="9.26cm" svg:y1="13.937cm" svg:x2="9.86cm" svg:y2="13.937cm">
                <text:p/>
              </draw:line>
            </draw:g>
            <draw:frame draw:style-name="gr3" draw:text-style-name="P5" draw:layer="layout" svg:width="0.6cm" svg:height="0.6cm" svg:x="9.26cm" svg:y="13.489cm">
              <draw:text-box>
                <text:p text:style-name="P3"><text:span text:style-name="T2">7</text:span></text:p>
              </draw:text-box>
            </draw:frame>
          </draw:g>
          <draw:g>
            <draw:g>
              <draw:rect draw:style-name="gr1" draw:text-style-name="P1" draw:layer="layout" svg:width="0.6cm" svg:height="0.602cm" svg:x="8.66cm" svg:y="15.286cm">
                <text:p/>
              </draw:rect>
              <draw:line draw:style-name="gr2" draw:text-style-name="P2" draw:layer="layout" svg:x1="8.66cm" svg:y1="15.437cm" svg:x2="9.26cm" svg:y2="15.437cm">
                <text:p/>
              </draw:line>
              <draw:line draw:style-name="gr2" draw:text-style-name="P2" draw:layer="layout" svg:x1="8.66cm" svg:y1="15.587cm" svg:x2="9.26cm" svg:y2="15.587cm">
                <text:p/>
              </draw:line>
              <draw:line draw:style-name="gr2" draw:text-style-name="P2" draw:layer="layout" svg:x1="8.66cm" svg:y1="15.736cm" svg:x2="9.26cm" svg:y2="15.736cm">
                <text:p/>
              </draw:line>
            </draw:g>
          </draw:g>
          <draw:g>
            <draw:g>
              <draw:rect draw:style-name="gr1" draw:text-style-name="P1" draw:layer="layout" svg:width="0.6cm" svg:height="0.6cm" svg:x="8.66cm" svg:y="14.087cm">
                <text:p/>
              </draw:rect>
              <draw:line draw:style-name="gr2" draw:text-style-name="P2" draw:layer="layout" svg:x1="8.66cm" svg:y1="14.236cm" svg:x2="9.26cm" svg:y2="14.236cm">
                <text:p/>
              </draw:line>
              <draw:line draw:style-name="gr2" draw:text-style-name="P2" draw:layer="layout" svg:x1="8.66cm" svg:y1="14.388cm" svg:x2="9.26cm" svg:y2="14.388cm">
                <text:p/>
              </draw:line>
              <draw:line draw:style-name="gr2" draw:text-style-name="P2" draw:layer="layout" svg:x1="8.66cm" svg:y1="14.538cm" svg:x2="9.26cm" svg:y2="14.538cm">
                <text:p/>
              </draw:line>
            </draw:g>
            <draw:frame draw:style-name="gr3" draw:text-style-name="P8" draw:layer="layout" svg:width="0.6cm" svg:height="0.6cm" svg:x="8.66cm" svg:y="14.088cm">
              <draw:text-box>
                <text:p text:style-name="P3"><text:span text:style-name="T12">1</text:span></text:p>
              </draw:text-box>
            </draw:frame>
          </draw:g>
          <draw:g>
            <draw:g>
              <draw:rect draw:style-name="gr1" draw:text-style-name="P1" draw:layer="layout" svg:width="0.6cm" svg:height="0.6cm" svg:x="8.66cm" svg:y="13.487cm">
                <text:p/>
              </draw:rect>
              <draw:line draw:style-name="gr2" draw:text-style-name="P2" draw:layer="layout" svg:x1="8.66cm" svg:y1="13.637cm" svg:x2="9.26cm" svg:y2="13.637cm">
                <text:p/>
              </draw:line>
              <draw:line draw:style-name="gr2" draw:text-style-name="P2" draw:layer="layout" svg:x1="8.66cm" svg:y1="13.787cm" svg:x2="9.26cm" svg:y2="13.787cm">
                <text:p/>
              </draw:line>
              <draw:line draw:style-name="gr2" draw:text-style-name="P2" draw:layer="layout" svg:x1="8.66cm" svg:y1="13.937cm" svg:x2="9.26cm" svg:y2="13.937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463cm" svg:y="14.088cm">
                <text:p/>
              </draw:rect>
              <draw:line draw:style-name="gr2" draw:text-style-name="P2" draw:layer="layout" svg:x1="10.464cm" svg:y1="14.238cm" svg:x2="11.064cm" svg:y2="14.238cm">
                <text:p/>
              </draw:line>
              <draw:line draw:style-name="gr2" draw:text-style-name="P2" draw:layer="layout" svg:x1="10.464cm" svg:y1="14.388cm" svg:x2="11.064cm" svg:y2="14.388cm">
                <text:p/>
              </draw:line>
              <draw:line draw:style-name="gr2" draw:text-style-name="P2" draw:layer="layout" svg:x1="10.464cm" svg:y1="14.538cm" svg:x2="11.064cm" svg:y2="14.538cm">
                <text:p/>
              </draw:line>
            </draw:g>
            <draw:frame draw:style-name="gr3" draw:text-style-name="P6" draw:layer="layout" svg:width="0.602cm" svg:height="0.6cm" svg:x="10.463cm" svg:y="14.09cm">
              <draw:text-box>
                <text:p text:style-name="P3"><text:span text:style-name="T13">1</text:span></text:p>
              </draw:text-box>
            </draw:frame>
          </draw:g>
          <draw:g>
            <draw:g>
              <draw:rect draw:style-name="gr1" draw:text-style-name="P1" draw:layer="layout" svg:width="0.602cm" svg:height="0.6cm" svg:x="10.463cm" svg:y="14.69cm">
                <text:p/>
              </draw:rect>
              <draw:line draw:style-name="gr2" draw:text-style-name="P2" draw:layer="layout" svg:x1="10.464cm" svg:y1="14.84cm" svg:x2="11.064cm" svg:y2="14.84cm">
                <text:p/>
              </draw:line>
              <draw:line draw:style-name="gr2" draw:text-style-name="P2" draw:layer="layout" svg:x1="10.464cm" svg:y1="14.99cm" svg:x2="11.064cm" svg:y2="14.99cm">
                <text:p/>
              </draw:line>
              <draw:line draw:style-name="gr2" draw:text-style-name="P2" draw:layer="layout" svg:x1="10.464cm" svg:y1="15.14cm" svg:x2="11.064cm" svg:y2="15.14cm">
                <text:p/>
              </draw:line>
            </draw:g>
            <draw:frame draw:style-name="gr3" draw:text-style-name="P4" draw:layer="layout" svg:width="0.602cm" svg:height="0.6cm" svg:x="10.463cm" svg:y="14.692cm">
              <draw:text-box>
                <text:p text:style-name="P11"><text:span text:style-name="T11"><text:s text:c="2"/></text:span><text:span text:style-name="T11">1</text:span><text:span text:style-name="T1">2</text:span></text:p>
              </draw:text-box>
            </draw:frame>
          </draw:g>
          <draw:g>
            <draw:g>
              <draw:rect draw:style-name="gr1" draw:text-style-name="P1" draw:layer="layout" svg:width="0.6cm" svg:height="0.6cm" svg:x="8.664cm" svg:y="14.69cm">
                <text:p/>
              </draw:rect>
              <draw:line draw:style-name="gr2" draw:text-style-name="P2" draw:layer="layout" svg:x1="8.663cm" svg:y1="14.84cm" svg:x2="9.263cm" svg:y2="14.84cm">
                <text:p/>
              </draw:line>
              <draw:line draw:style-name="gr2" draw:text-style-name="P2" draw:layer="layout" svg:x1="8.663cm" svg:y1="14.99cm" svg:x2="9.263cm" svg:y2="14.99cm">
                <text:p/>
              </draw:line>
              <draw:line draw:style-name="gr2" draw:text-style-name="P2" draw:layer="layout" svg:x1="8.663cm" svg:y1="15.14cm" svg:x2="9.263cm" svg:y2="15.14cm">
                <text:p/>
              </draw:line>
            </draw:g>
            <draw:frame draw:style-name="gr3" draw:text-style-name="P5" draw:layer="layout" svg:width="0.6cm" svg:height="0.6cm" svg:x="8.664cm" svg:y="14.692cm">
              <draw:text-box>
                <text:p text:style-name="P3"><text:span text:style-name="T14">1</text:span></text:p>
              </draw:text-box>
            </draw:frame>
          </draw:g>
          <draw:g>
            <draw:g>
              <draw:rect draw:style-name="gr1" draw:text-style-name="P1" draw:layer="layout" svg:width="0.6cm" svg:height="0.6cm" svg:x="8.666cm" svg:y="15.295cm">
                <text:p/>
              </draw:rect>
              <draw:line draw:style-name="gr2" draw:text-style-name="P2" draw:layer="layout" svg:x1="8.665cm" svg:y1="15.445cm" svg:x2="9.265cm" svg:y2="15.445cm">
                <text:p/>
              </draw:line>
              <draw:line draw:style-name="gr2" draw:text-style-name="P2" draw:layer="layout" svg:x1="8.665cm" svg:y1="15.595cm" svg:x2="9.265cm" svg:y2="15.595cm">
                <text:p/>
              </draw:line>
              <draw:line draw:style-name="gr2" draw:text-style-name="P2" draw:layer="layout" svg:x1="8.665cm" svg:y1="15.745cm" svg:x2="9.265cm" svg:y2="15.745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2.267cm" svg:y="15.288cm">
                <text:p/>
              </draw:rect>
              <draw:line draw:style-name="gr2" draw:text-style-name="P2" draw:layer="layout" svg:x1="12.268cm" svg:y1="15.441cm" svg:x2="12.868cm" svg:y2="15.441cm">
                <text:p/>
              </draw:line>
              <draw:line draw:style-name="gr2" draw:text-style-name="P2" draw:layer="layout" svg:x1="12.268cm" svg:y1="15.591cm" svg:x2="12.868cm" svg:y2="15.591cm">
                <text:p/>
              </draw:line>
              <draw:line draw:style-name="gr2" draw:text-style-name="P2" draw:layer="layout" svg:x1="12.268cm" svg:y1="15.739cm" svg:x2="12.868cm" svg:y2="15.739cm">
                <text:p/>
              </draw:line>
            </draw:g>
          </draw:g>
          <draw:g>
            <draw:g>
              <draw:rect draw:style-name="gr1" draw:text-style-name="P1" draw:layer="layout" svg:width="0.6cm" svg:height="0.602cm" svg:x="9.265cm" svg:y="15.284cm">
                <text:p/>
              </draw:rect>
              <draw:line draw:style-name="gr2" draw:text-style-name="P2" draw:layer="layout" svg:x1="9.265cm" svg:y1="15.436cm" svg:x2="9.865cm" svg:y2="15.436cm">
                <text:p/>
              </draw:line>
              <draw:line draw:style-name="gr2" draw:text-style-name="P2" draw:layer="layout" svg:x1="9.265cm" svg:y1="15.586cm" svg:x2="9.865cm" svg:y2="15.586cm">
                <text:p/>
              </draw:line>
              <draw:line draw:style-name="gr2" draw:text-style-name="P2" draw:layer="layout" svg:x1="9.265cm" svg:y1="15.736cm" svg:x2="9.865cm" svg:y2="15.736cm">
                <text:p/>
              </draw:line>
            </draw:g>
            <draw:frame draw:style-name="gr3" draw:text-style-name="P5" draw:layer="layout" svg:width="0.6cm" svg:height="0.602cm" svg:x="9.265cm" svg:y="15.288cm">
              <draw:text-box>
                <text:p text:style-name="P3"><text:span text:style-name="T2">2</text:span></text:p>
              </draw:text-box>
            </draw:frame>
          </draw:g>
          <draw:g>
            <draw:g>
              <draw:rect draw:style-name="gr1" draw:text-style-name="P1" draw:layer="layout" svg:width="0.6cm" svg:height="0.602cm" svg:x="9.865cm" svg:y="15.284cm">
                <text:p/>
              </draw:rect>
              <draw:line draw:style-name="gr2" draw:text-style-name="P2" draw:layer="layout" svg:x1="9.865cm" svg:y1="15.436cm" svg:x2="10.465cm" svg:y2="15.436cm">
                <text:p/>
              </draw:line>
              <draw:line draw:style-name="gr2" draw:text-style-name="P2" draw:layer="layout" svg:x1="9.865cm" svg:y1="15.586cm" svg:x2="10.465cm" svg:y2="15.586cm">
                <text:p/>
              </draw:line>
              <draw:line draw:style-name="gr2" draw:text-style-name="P2" draw:layer="layout" svg:x1="9.865cm" svg:y1="15.736cm" svg:x2="10.465cm" svg:y2="15.736cm">
                <text:p/>
              </draw:line>
            </draw:g>
            <draw:frame draw:style-name="gr3" draw:text-style-name="P7" draw:layer="layout" svg:width="0.6cm" svg:height="0.602cm" svg:x="9.865cm" svg:y="15.288cm">
              <draw:text-box>
                <text:p text:style-name="P3"><text:span text:style-name="T6">h</text:span></text:p>
              </draw:text-box>
            </draw:frame>
          </draw:g>
          <draw:g>
            <draw:g>
              <draw:rect draw:style-name="gr1" draw:text-style-name="P1" draw:layer="layout" svg:width="0.602cm" svg:height="0.602cm" svg:x="10.465cm" svg:y="15.284cm">
                <text:p/>
              </draw:rect>
              <draw:line draw:style-name="gr2" draw:text-style-name="P2" draw:layer="layout" svg:x1="10.465cm" svg:y1="15.436cm" svg:x2="11.065cm" svg:y2="15.436cm">
                <text:p/>
              </draw:line>
              <draw:line draw:style-name="gr2" draw:text-style-name="P2" draw:layer="layout" svg:x1="10.465cm" svg:y1="15.586cm" svg:x2="11.065cm" svg:y2="15.586cm">
                <text:p/>
              </draw:line>
              <draw:line draw:style-name="gr2" draw:text-style-name="P2" draw:layer="layout" svg:x1="10.465cm" svg:y1="15.736cm" svg:x2="11.065cm" svg:y2="15.736cm">
                <text:p/>
              </draw:line>
            </draw:g>
            <draw:frame draw:style-name="gr3" draw:text-style-name="P7" draw:layer="layout" svg:width="0.602cm" svg:height="0.602cm" svg:x="10.465cm" svg:y="15.288cm">
              <draw:text-box>
                <text:p text:style-name="P3"><text:span text:style-name="T8"><text:s text:c="2"/></text:span><text:span text:style-name="T9"><text:s/></text:span></text:p>
              </draw:text-box>
            </draw:frame>
          </draw:g>
          <draw:g>
            <draw:g>
              <draw:rect draw:style-name="gr1" draw:text-style-name="P1" draw:layer="layout" svg:width="0.6cm" svg:height="0.602cm" svg:x="11.066cm" svg:y="15.284cm">
                <text:p/>
              </draw:rect>
              <draw:line draw:style-name="gr2" draw:text-style-name="P2" draw:layer="layout" svg:x1="11.065cm" svg:y1="15.436cm" svg:x2="11.665cm" svg:y2="15.436cm">
                <text:p/>
              </draw:line>
              <draw:line draw:style-name="gr2" draw:text-style-name="P2" draw:layer="layout" svg:x1="11.065cm" svg:y1="15.586cm" svg:x2="11.665cm" svg:y2="15.586cm">
                <text:p/>
              </draw:line>
              <draw:line draw:style-name="gr2" draw:text-style-name="P2" draw:layer="layout" svg:x1="11.065cm" svg:y1="15.736cm" svg:x2="11.665cm" svg:y2="15.736cm">
                <text:p/>
              </draw:line>
            </draw:g>
            <draw:g>
              <draw:g>
                <draw:rect draw:style-name="gr1" draw:text-style-name="P1" draw:layer="layout" svg:width="0.602cm" svg:height="0.6cm" svg:x="11.068cm" svg:y="15.29cm">
                  <text:p/>
                </draw:rect>
                <draw:line draw:style-name="gr2" draw:text-style-name="P2" draw:layer="layout" svg:x1="11.069cm" svg:y1="15.441cm" svg:x2="11.669cm" svg:y2="15.441cm">
                  <text:p/>
                </draw:line>
                <draw:line draw:style-name="gr2" draw:text-style-name="P2" draw:layer="layout" svg:x1="11.069cm" svg:y1="15.591cm" svg:x2="11.669cm" svg:y2="15.591cm">
                  <text:p/>
                </draw:line>
                <draw:line draw:style-name="gr2" draw:text-style-name="P2" draw:layer="layout" svg:x1="11.069cm" svg:y1="15.739cm" svg:x2="11.669cm" svg:y2="15.739cm">
                  <text:p/>
                </draw:line>
              </draw:g>
              <draw:frame draw:style-name="gr3" draw:text-style-name="P4" draw:layer="layout" svg:width="0.602cm" svg:height="0.6cm" svg:x="11.068cm" svg:y="15.291cm">
                <draw:text-box>
                  <text:p text:style-name="P3"><text:span text:style-name="T1">7</text:span></text:p>
                </draw:text-box>
              </draw:frame>
            </draw:g>
          </draw:g>
          <draw:g>
            <draw:g>
              <draw:rect draw:style-name="gr1" draw:text-style-name="P1" draw:layer="layout" svg:width="0.6cm" svg:height="0.602cm" svg:x="11.666cm" svg:y="15.284cm">
                <text:p/>
              </draw:rect>
              <draw:line draw:style-name="gr2" draw:text-style-name="P2" draw:layer="layout" svg:x1="11.665cm" svg:y1="15.436cm" svg:x2="12.265cm" svg:y2="15.436cm">
                <text:p/>
              </draw:line>
              <draw:line draw:style-name="gr2" draw:text-style-name="P2" draw:layer="layout" svg:x1="11.665cm" svg:y1="15.586cm" svg:x2="12.265cm" svg:y2="15.586cm">
                <text:p/>
              </draw:line>
              <draw:line draw:style-name="gr2" draw:text-style-name="P2" draw:layer="layout" svg:x1="11.665cm" svg:y1="15.736cm" svg:x2="12.265cm" svg:y2="15.736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468cm" svg:y="15.29cm">
                <text:p/>
              </draw:rect>
              <draw:line draw:style-name="gr2" draw:text-style-name="P2" draw:layer="layout" svg:x1="10.469cm" svg:y1="15.441cm" svg:x2="11.069cm" svg:y2="15.441cm">
                <text:p/>
              </draw:line>
              <draw:line draw:style-name="gr2" draw:text-style-name="P2" draw:layer="layout" svg:x1="10.469cm" svg:y1="15.591cm" svg:x2="11.069cm" svg:y2="15.591cm">
                <text:p/>
              </draw:line>
              <draw:line draw:style-name="gr2" draw:text-style-name="P2" draw:layer="layout" svg:x1="10.469cm" svg:y1="15.739cm" svg:x2="11.069cm" svg:y2="15.739cm">
                <text:p/>
              </draw:line>
            </draw:g>
            <draw:frame draw:style-name="gr3" draw:text-style-name="P4" draw:layer="layout" svg:width="0.602cm" svg:height="0.6cm" svg:x="10.468cm" svg:y="15.291cm">
              <draw:text-box>
                <text:p text:style-name="P3"><text:span text:style-name="T1">4</text:span></text:p>
              </draw:text-box>
            </draw:frame>
          </draw:g>
          <draw:frame draw:style-name="gr3" draw:text-style-name="P10" draw:layer="layout" svg:width="0.6cm" svg:height="0.602cm" svg:x="11.666cm" svg:y="15.284cm">
            <draw:text-box>
              <text:p text:style-name="P9"><text:span text:style-name="T10">mi</text:span></text:p>
            </draw:text-box>
          </draw:frame>
          <draw:frame draw:style-name="gr3" draw:text-style-name="P12" draw:layer="layout" svg:width="0.6cm" svg:height="0.602cm" svg:x="12.266cm" svg:y="15.284cm">
            <draw:text-box>
              <text:p text:style-name="P11"><text:span text:style-name="T10">n</text:span></text:p>
            </draw:text-box>
          </draw:frame>
          <draw:g>
            <draw:line draw:style-name="gr2" draw:text-style-name="P2" draw:layer="layout" svg:x1="8.062cm" svg:y1="16.034cm" svg:x2="8.662cm" svg:y2="16.034cm">
              <text:p/>
            </draw:line>
            <draw:g>
              <draw:line draw:style-name="gr4" draw:text-style-name="P2" draw:layer="layout" svg:x1="8.062cm" svg:y1="15.89cm" svg:x2="8.062cm" svg:y2="16.185cm">
                <text:p/>
              </draw:line>
              <draw:line draw:style-name="gr4" draw:text-style-name="P2" draw:layer="layout" svg:x1="8.662cm" svg:y1="15.89cm" svg:x2="8.662cm" svg:y2="16.185cm">
                <text:p/>
              </draw:line>
              <draw:rect draw:style-name="gr5" draw:text-style-name="P1" draw:layer="layout" svg:width="0.6cm" svg:height="0.302cm" svg:x="8.062cm" svg:y="15.886cm">
                <text:p/>
              </draw:rect>
            </draw:g>
          </draw:g>
          <draw:g>
            <draw:g>
              <draw:rect draw:style-name="gr1" draw:text-style-name="P1" draw:layer="layout" svg:width="0.6cm" svg:height="0.6cm" svg:x="8.057cm" svg:y="14.686cm">
                <text:p/>
              </draw:rect>
              <draw:line draw:style-name="gr2" draw:text-style-name="P2" draw:layer="layout" svg:x1="8.057cm" svg:y1="14.837cm" svg:x2="8.657cm" svg:y2="14.837cm">
                <text:p/>
              </draw:line>
              <draw:line draw:style-name="gr2" draw:text-style-name="P2" draw:layer="layout" svg:x1="8.057cm" svg:y1="14.987cm" svg:x2="8.657cm" svg:y2="14.987cm">
                <text:p/>
              </draw:line>
              <draw:line draw:style-name="gr2" draw:text-style-name="P2" draw:layer="layout" svg:x1="8.057cm" svg:y1="15.137cm" svg:x2="8.657cm" svg:y2="15.137cm">
                <text:p/>
              </draw:line>
            </draw:g>
          </draw:g>
          <draw:g>
            <draw:g>
              <draw:rect draw:style-name="gr1" draw:text-style-name="P1" draw:layer="layout" svg:width="0.6cm" svg:height="0.602cm" svg:x="8.057cm" svg:y="15.286cm">
                <text:p/>
              </draw:rect>
              <draw:line draw:style-name="gr2" draw:text-style-name="P2" draw:layer="layout" svg:x1="8.057cm" svg:y1="15.437cm" svg:x2="8.657cm" svg:y2="15.437cm">
                <text:p/>
              </draw:line>
              <draw:line draw:style-name="gr2" draw:text-style-name="P2" draw:layer="layout" svg:x1="8.057cm" svg:y1="15.587cm" svg:x2="8.657cm" svg:y2="15.587cm">
                <text:p/>
              </draw:line>
              <draw:line draw:style-name="gr2" draw:text-style-name="P2" draw:layer="layout" svg:x1="8.057cm" svg:y1="15.736cm" svg:x2="8.657cm" svg:y2="15.736cm">
                <text:p/>
              </draw:line>
            </draw:g>
          </draw:g>
          <draw:g>
            <draw:g>
              <draw:rect draw:style-name="gr1" draw:text-style-name="P1" draw:layer="layout" svg:width="0.6cm" svg:height="0.6cm" svg:x="8.057cm" svg:y="14.087cm">
                <text:p/>
              </draw:rect>
              <draw:line draw:style-name="gr2" draw:text-style-name="P2" draw:layer="layout" svg:x1="8.057cm" svg:y1="14.236cm" svg:x2="8.657cm" svg:y2="14.236cm">
                <text:p/>
              </draw:line>
              <draw:line draw:style-name="gr2" draw:text-style-name="P2" draw:layer="layout" svg:x1="8.057cm" svg:y1="14.388cm" svg:x2="8.657cm" svg:y2="14.388cm">
                <text:p/>
              </draw:line>
              <draw:line draw:style-name="gr2" draw:text-style-name="P2" draw:layer="layout" svg:x1="8.057cm" svg:y1="14.538cm" svg:x2="8.657cm" svg:y2="14.538cm">
                <text:p/>
              </draw:line>
            </draw:g>
          </draw:g>
          <draw:g>
            <draw:g>
              <draw:rect draw:style-name="gr1" draw:text-style-name="P1" draw:layer="layout" svg:width="0.6cm" svg:height="0.6cm" svg:x="8.057cm" svg:y="13.487cm">
                <text:p/>
              </draw:rect>
              <draw:line draw:style-name="gr2" draw:text-style-name="P2" draw:layer="layout" svg:x1="8.057cm" svg:y1="13.637cm" svg:x2="8.657cm" svg:y2="13.637cm">
                <text:p/>
              </draw:line>
              <draw:line draw:style-name="gr2" draw:text-style-name="P2" draw:layer="layout" svg:x1="8.057cm" svg:y1="13.787cm" svg:x2="8.657cm" svg:y2="13.787cm">
                <text:p/>
              </draw:line>
              <draw:line draw:style-name="gr2" draw:text-style-name="P2" draw:layer="layout" svg:x1="8.057cm" svg:y1="13.937cm" svg:x2="8.657cm" svg:y2="13.937cm">
                <text:p/>
              </draw:line>
            </draw:g>
          </draw:g>
          <draw:g>
            <draw:g>
              <draw:rect draw:style-name="gr1" draw:text-style-name="P1" draw:layer="layout" svg:width="0.6cm" svg:height="0.6cm" svg:x="8.061cm" svg:y="14.69cm">
                <text:p/>
              </draw:rect>
              <draw:line draw:style-name="gr2" draw:text-style-name="P2" draw:layer="layout" svg:x1="8.06cm" svg:y1="14.84cm" svg:x2="8.66cm" svg:y2="14.84cm">
                <text:p/>
              </draw:line>
              <draw:line draw:style-name="gr2" draw:text-style-name="P2" draw:layer="layout" svg:x1="8.06cm" svg:y1="14.99cm" svg:x2="8.66cm" svg:y2="14.99cm">
                <text:p/>
              </draw:line>
              <draw:line draw:style-name="gr2" draw:text-style-name="P2" draw:layer="layout" svg:x1="8.06cm" svg:y1="15.14cm" svg:x2="8.66cm" svg:y2="15.14cm">
                <text:p/>
              </draw:line>
            </draw:g>
            <draw:frame draw:style-name="gr3" draw:text-style-name="P7" draw:layer="layout" svg:width="0.6cm" svg:height="0.6cm" svg:x="8.061cm" svg:y="14.692cm">
              <draw:text-box>
                <text:p text:style-name="P3"><text:span text:style-name="T15">−</text:span></text:p>
              </draw:text-box>
            </draw:frame>
          </draw:g>
          <draw:g>
            <draw:g>
              <draw:rect draw:style-name="gr1" draw:text-style-name="P1" draw:layer="layout" svg:width="0.6cm" svg:height="0.6cm" svg:x="8.062cm" svg:y="15.295cm">
                <text:p/>
              </draw:rect>
              <draw:line draw:style-name="gr2" draw:text-style-name="P2" draw:layer="layout" svg:x1="8.062cm" svg:y1="15.445cm" svg:x2="8.662cm" svg:y2="15.445cm">
                <text:p/>
              </draw:line>
              <draw:line draw:style-name="gr2" draw:text-style-name="P2" draw:layer="layout" svg:x1="8.062cm" svg:y1="15.595cm" svg:x2="8.662cm" svg:y2="15.595cm">
                <text:p/>
              </draw:line>
              <draw:line draw:style-name="gr2" draw:text-style-name="P2" draw:layer="layout" svg:x1="8.062cm" svg:y1="15.745cm" svg:x2="8.662cm" svg:y2="15.745cm">
                <text:p/>
              </draw:line>
            </draw:g>
            <draw:frame draw:style-name="gr3" draw:text-style-name="P7" draw:layer="layout" svg:width="0.6cm" svg:height="0.6cm" svg:x="8.062cm" svg:y="15.297cm">
              <draw:text-box>
                <text:p text:style-name="P3"><text:span text:style-name="T15"></text:span></text:p>
              </draw:text-box>
            </draw:frame>
          </draw:g>
          <draw:g>
            <draw:g>
              <draw:rect draw:style-name="gr1" draw:text-style-name="P1" draw:layer="layout" svg:width="0.6cm" svg:height="0.6cm" svg:x="8.657cm" svg:y="13.487cm">
                <text:p/>
              </draw:rect>
              <draw:line draw:style-name="gr2" draw:text-style-name="P2" draw:layer="layout" svg:x1="8.657cm" svg:y1="13.637cm" svg:x2="9.257cm" svg:y2="13.637cm">
                <text:p/>
              </draw:line>
              <draw:line draw:style-name="gr2" draw:text-style-name="P2" draw:layer="layout" svg:x1="8.657cm" svg:y1="13.787cm" svg:x2="9.257cm" svg:y2="13.787cm">
                <text:p/>
              </draw:line>
              <draw:line draw:style-name="gr2" draw:text-style-name="P2" draw:layer="layout" svg:x1="8.657cm" svg:y1="13.937cm" svg:x2="9.257cm" svg:y2="13.937cm">
                <text:p/>
              </draw:line>
            </draw:g>
            <draw:frame draw:style-name="gr3" draw:text-style-name="P5" draw:layer="layout" svg:width="0.6cm" svg:height="0.6cm" svg:x="8.657cm" svg:y="13.489cm">
              <draw:text-box>
                <text:p text:style-name="P3"><text:span text:style-name="T2">1</text:span></text:p>
              </draw:text-box>
            </draw:frame>
          </draw:g>
          <draw:g>
            <draw:g>
              <draw:rect draw:style-name="gr1" draw:text-style-name="P1" draw:layer="layout" svg:width="0.6cm" svg:height="0.604cm" svg:x="8.667cm" svg:y="15.286cm">
                <text:p/>
              </draw:rect>
              <draw:line draw:style-name="gr2" draw:text-style-name="P2" draw:layer="layout" svg:x1="8.667cm" svg:y1="15.441cm" svg:x2="9.267cm" svg:y2="15.441cm">
                <text:p/>
              </draw:line>
              <draw:line draw:style-name="gr2" draw:text-style-name="P2" draw:layer="layout" svg:x1="8.667cm" svg:y1="15.591cm" svg:x2="9.267cm" svg:y2="15.591cm">
                <text:p/>
              </draw:line>
              <draw:line draw:style-name="gr2" draw:text-style-name="P2" draw:layer="layout" svg:x1="8.667cm" svg:y1="15.739cm" svg:x2="9.267cm" svg:y2="15.739cm">
                <text:p/>
              </draw:line>
            </draw:g>
            <draw:frame draw:style-name="gr3" draw:text-style-name="P5" draw:layer="layout" svg:width="0.6cm" svg:height="0.602cm" svg:x="8.667cm" svg:y="15.291cm">
              <draw:text-box>
                <text:p text:style-name="P3"><text:span text:style-name="T2">0</text:span></text:p>
              </draw:text-box>
            </draw:frame>
          </draw:g>
          <draw:line draw:style-name="gr6" draw:text-style-name="P2" draw:layer="layout" svg:x1="8.062cm" svg:y1="15.445cm" svg:x2="12.863cm" svg:y2="15.4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7:07.699143877</meta:creation-date>
    <dc:date>2018-02-08T11:27:28.637742719</dc:date>
    <meta:editing-duration>PT21S</meta:editing-duration>
    <meta:editing-cycles>1</meta:editing-cycles>
    <meta:document-statistic meta:object-count="377"/>
    <meta:generator>LibreOffice/6.0.0.3$MacOSX_X86_64 LibreOffice_project/64a0f66915f38c6217de274f0aa8e15618924765</meta:generator>
  </office:meta>
</office:document-meta>
</file>